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Таблица1" style:family="table">
      <style:table-properties style:width="16.51cm" fo:margin-left="0cm" table:align="left" style:writing-mode="lr-tb"/>
    </style:style>
    <style:style style:name="Таблица1.A" style:family="table-column">
      <style:table-column-properties style:column-width="1.101cm"/>
    </style:style>
    <style:style style:name="Таблица1.A1" style:family="table-cell">
      <style:table-cell-properties style:vertical-align="top" fo:padding="0.176cm" fo:border="0.035cm solid #000000"/>
    </style:style>
    <style:style style:name="Таблица1.K2" style:family="table-cell">
      <style:table-cell-properties style:vertical-align="top" fo:background-color="#993300" fo:padding="0.176cm" fo:border="0.035cm solid #000000">
        <style:background-image/>
      </style:table-cell-properties>
    </style:style>
    <style:style style:name="Таблица2" style:family="table">
      <style:table-properties style:width="16.51cm" fo:margin-left="0cm" table:align="left" style:writing-mode="lr-tb"/>
    </style:style>
    <style:style style:name="Таблица2.A" style:family="table-column">
      <style:table-column-properties style:column-width="1.101cm"/>
    </style:style>
    <style:style style:name="Таблица2.A1" style:family="table-cell">
      <style:table-cell-properties style:vertical-align="top" fo:padding="0.176cm" fo:border="0.035cm solid #000000"/>
    </style:style>
    <style:style style:name="Таблица2.J2" style:family="table-cell">
      <style:table-cell-properties style:vertical-align="top" fo:background-color="#993300" fo:padding="0.176cm" fo:border="0.035cm solid #000000">
        <style:background-image/>
      </style:table-cell-properties>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fo:background-color="#993300"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sting</text:span><text:span text:style-name="T1"> </text:span><text:span text:style-name="T1">task</text:span></text:p>
      <text:p text:style-name="P1"><text:s/></text:p>
      <text:p text:style-name="P1">Testing task is to write a program according to the specification below.</text:p>
      <text:p text:style-name="P1">Additionally it is needed to write a report in English for that task. The report would contain the task definition (functional specification), the description of implementation (design specification) and test instructions.</text:p>
      <text:p text:style-name="P1">It can also contain installation instructions. All that and the source code of the program and everything needed to check it is to be sent by mail to us before the time specified separately.</text:p>
      <text:p text:style-name="P1"><text:s/></text:p>
      <text:p text:style-name="P1">It is expected the program to be written as a MS Visual Studio 2008/2010 Win 32 Console Application (for C++). It is not allowed to use mfc, BOOST, ATL libraries. It is Ok to use STL library. The documentation should specify which environment was used to develop the program.</text:p>
      <text:p text:style-name="P1"/>
      <text:p text:style-name="P1"/>
      <text:p text:style-name="P1">It is recommended to respect the specified requirements of the task. Every mismatch to the requirements should be proved. Pay attention to the style of coding and documentation. And, the main requirement is that the program must work correctly on various possible input data.</text:p>
      <text:p text:style-name="P1"><text:s/></text:p>
      <text:p text:style-name="P1"><text:s/></text:p>
      <text:p text:style-name="P1"><text:span text:style-name="T1">The</text:span><text:span text:style-name="T1"> </text:span><text:span text:style-name="T1">task</text:span></text:p>
      <text:p text:style-name="P1"><text:s/></text:p>
      <text:p text:style-name="P1">Program is console application that verifies if wall of some configuration can be constructed from some set of bricks.</text:p>
      <text:p text:style-name="P1"><text:s/></text:p>
      <text:p text:style-name="P1">In the fig. 1 there is an example of wall configuration on the left side and a set of bricks on the right: 4 bricks of width and height 1, 6 bricks of width 2 and height 1 and 1 brick of width 3 and height 1.</text:p>
      <text:p text:style-name="P1"><text:s/></text:p>
      <table:table table:name="Таблица1" table:style-name="Таблица1">
        <table:table-column table:style-name="Таблица1.A" table:number-columns-repeated="15"/>
        <table:table-row>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row>
        <table:table-row>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K2" office:value-type="string">
            <text:p text:style-name="P6"><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4</text:p>
          </table:table-cell>
          <table:table-cell table:style-name="Таблица1.A1" office:value-type="string">
            <text:p text:style-name="P3"><text:s/></text:p>
          </table:table-cell>
        </table:table-row>
        <table:table-row>
          <table:table-cell table:style-name="Таблица1.A1" office:value-type="string">
            <text:p text:style-name="P3"><text:s/></text:p>
          </table:table-cell>
          <table:table-cell table:style-name="Таблица1.K2" office:value-type="string">
            <text:p text:style-name="P6"><text:s/></text:p>
          </table:table-cell>
          <table:table-cell table:style-name="Таблица1.A1" office:value-type="string">
            <text:p text:style-name="P3"><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A1" office:value-type="string">
            <text:p text:style-name="P3"><text:s/></text:p>
          </table:table-cell>
          <table:table-cell table:style-name="Таблица1.K2" office:value-type="string">
            <text:p text:style-name="P6"><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row>
        <table:table-row>
          <table:table-cell table:style-name="Таблица1.A1" office:value-type="string">
            <text:p text:style-name="P3"><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A1" office:value-type="string">
            <text:p text:style-name="P3"><text:s/></text:p>
          </table:table-cell>
          <table:table-cell table:style-name="Таблица1.A1" office:value-type="string">
            <text:p text:style-name="P3">6</text:p>
          </table:table-cell>
          <table:table-cell table:style-name="Таблица1.A1" office:value-type="string">
            <text:p text:style-name="P3"><text:s/></text:p>
          </table:table-cell>
        </table:table-row>
        <table:table-row>
          <table:table-cell table:style-name="Таблица1.A1" office:value-type="string">
            <text:p text:style-name="P3"><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row>
        <table:table-row>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K2" office:value-type="string">
            <text:p text:style-name="P6"><text:s/></text:p>
          </table:table-cell>
          <table:table-cell table:style-name="Таблица1.A1" office:value-type="string">
            <text:p text:style-name="P3">1</text:p>
          </table:table-cell>
          <table:table-cell table:style-name="Таблица1.A1" office:value-type="string">
            <text:p text:style-name="P3"><text:s/></text:p>
          </table:table-cell>
        </table:table-row>
        <table:table-row>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cell table:style-name="Таблица1.A1" office:value-type="string">
            <text:p text:style-name="P3"><text:s/></text:p>
          </table:table-cell>
        </table:table-row>
      </table:table>
      <text:p text:style-name="P2"><text:span text:style-name="T1">Fig</text:span><text:span text:style-name="T1">. 1.</text:span></text:p>
      <text:p text:style-name="P2"><text:s/></text:p>
      <text:p text:style-name="P1">While building the wall bricks can be put horizontally as well as vertically.</text:p>
      <text:p text:style-name="P1"/>
      <text:p text:style-name="P1"><text:soft-page-break/>Brick’s width and height can be from 1 to 8. The configuration of wall is not limited: it can break into several parts, can seem unstable, can have holes, etc.</text:p>
      <text:p text:style-name="P1">As you can see from Fig 1, the wall in figure 1 can be built using the specified set of bricks.</text:p>
      <text:p text:style-name="P1">One variant of doing that is shown.</text:p>
      <text:p text:style-name="P1">In fig 2 there is an example when you cannot build the specified wall using the specified set of bricks.</text:p>
      <text:p text:style-name="P1"><text:s/></text:p>
      <table:table table:name="Таблица2" table:style-name="Таблица2">
        <table:table-column table:style-name="Таблица2.A" table:number-columns-repeated="15"/>
        <table:table-row>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row>
        <table:table-row>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row>
        <table:table-row>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3</text:p>
          </table:table-cell>
          <table:table-cell table:style-name="Таблица2.A1" office:value-type="string">
            <text:p text:style-name="P3"><text:s/></text:p>
          </table:table-cell>
        </table:table-row>
        <table:table-row>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row>
        <table:table-row>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text:s/></text:p>
          </table:table-cell>
          <table:table-cell table:style-name="Таблица2.A1" office:value-type="string">
            <text:p text:style-name="P3">1</text:p>
          </table:table-cell>
          <table:table-cell table:style-name="Таблица2.A1" office:value-type="string">
            <text:p text:style-name="P3"><text:s/></text:p>
          </table:table-cell>
        </table:table-row>
        <table:table-row>
          <table:table-cell table:style-name="Таблица2.A1" office:value-type="string">
            <text:p text:style-name="P3"><text:s/></text:p>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row>
        <table:table-row>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J2" office:value-type="string">
            <text:p text:style-name="P6"><text:s/></text:p>
          </table:table-cell>
          <table:table-cell table:style-name="Таблица2.A1" office:value-type="string">
            <text:p text:style-name="P3">90</text:p>
          </table:table-cell>
          <table:table-cell table:style-name="Таблица2.A1" office:value-type="string">
            <text:p text:style-name="P3"><text:s/></text:p>
          </table:table-cell>
        </table:table-row>
        <table:table-row>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cell table:style-name="Таблица2.A1" office:value-type="string">
            <text:p text:style-name="P3"><text:s/></text:p>
          </table:table-cell>
        </table:table-row>
      </table:table>
      <text:p text:style-name="P2"><text:span text:style-name="T1"><text:s/></text:span><text:span text:style-name="T1">Fig</text:span><text:span text:style-name="T1">. 2.</text:span></text:p>
      <text:p text:style-name="P1">The description of wall and bricks is presented in simple text format and can be read from file or from standard input. The result of verification is printed to standard output, either "yes" (wall can be constructed) or "no" (wall can not be constructed). Each brick has the rectangular form and discrete height and width from 1 to 8.</text:p>
      <text:p text:style-name="P1"><text:s/></text:p>
      <text:p text:style-name="P1">The format for input data is as follows:</text:p>
      <text:p text:style-name="P1">1: width and height of wall's shape matrix - two positive integers W and H separated by space on their own line.</text:p>
      <text:p text:style-name="P1">2: wall's shape matrix - H strings each of length W, formed just of '1' and '0' symbols with every string on its own line.</text:p>
      <text:p text:style-name="P1">3: the count of bricks' sorts - the positive integer C.</text:p>
      <text:p text:style-name="P1">4: list of bricks - C lines each containing three positive integers separated by space - width of brick, height of brick and count of such bricks in the set.</text:p>
      <text:p text:style-name="P1"><text:s/></text:p>
      <text:p text:style-name="P1">Example of source data:</text:p>
      <text:p text:style-name="P1">6 3</text:p>
      <text:p text:style-name="P1">101101</text:p>
      <text:p text:style-name="P1">111111</text:p>
      <text:p text:style-name="P1">111111</text:p>
      <text:p text:style-name="P1">4</text:p>
      <text:p text:style-name="P1">1 1 4</text:p>
      <text:p text:style-name="P1">2 1 6</text:p>
      <text:p text:style-name="P1">1 3 1</text:p>
      <text:p text:style-name="P1"><text:soft-page-break/>3 4 5</text:p>
      <text:p text:style-name="P1"><text:s/></text:p>
      <text:p text:style-name="P1">Example of program output:</text:p>
      <text:p text:style-name="P1"><text:s/></text:p>
      <text:p text:style-name="P1">yes</text:p>
      <text:p text:style-name="P1"><text:s/></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meta:editing-cycles>1</meta:editing-cycles>
    <meta:editing-duration>PT0S</meta:editing-duration>
    <meta:user-defined meta:name="Поле 1"/>
    <meta:user-defined meta:name="Поле 2"/>
    <meta:user-defined meta:name="Поле 3"/>
    <meta:user-defined meta:name="Поле 4"/>
    <meta:document-statistic meta:table-count="2" meta:image-count="0" meta:object-count="0" meta:page-count="3" meta:paragraph-count="253" meta:word-count="519" meta:character-count="2999"/>
  </office:meta>
</office:document-meta>
</file>